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7d2" officeooo:paragraph-rsid="0014e7d2"/>
    </style:style>
    <style:style style:name="P2" style:family="paragraph" style:parent-style-name="Standard">
      <style:paragraph-properties fo:text-align="justify" style:justify-single-word="false"/>
      <style:text-properties officeooo:rsid="0014e7d2" officeooo:paragraph-rsid="0014e7d2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4e7d2" officeooo:paragraph-rsid="0014e7d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696e1" officeooo:paragraph-rsid="001696e1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85ebb" officeooo:paragraph-rsid="00185ebb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89264" officeooo:paragraph-rsid="00189264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9698b" officeooo:paragraph-rsid="0019698b"/>
    </style:style>
    <style:style style:name="P8" style:family="paragraph" style:parent-style-name="Standard">
      <style:paragraph-properties fo:text-align="justify" style:justify-single-word="false"/>
      <style:text-properties officeooo:rsid="0019698b" officeooo:paragraph-rsid="0019698b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4e7d2" officeooo:paragraph-rsid="0014e7d2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b9236" officeooo:paragraph-rsid="001b9236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ce99a" officeooo:paragraph-rsid="001ce99a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ec85c" officeooo:paragraph-rsid="001ec85c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1ce99a" officeooo:paragraph-rsid="001ce99a"/>
    </style:style>
    <style:style style:name="T1" style:family="text">
      <style:text-properties officeooo:rsid="00185ebb"/>
    </style:style>
    <style:style style:name="T2" style:family="text">
      <style:text-properties officeooo:rsid="00189264"/>
    </style:style>
    <style:style style:name="T3" style:family="text">
      <style:text-properties officeooo:rsid="001d79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SPIS TREŚCI</text:p>
      <text:p text:style-name="P1"/>
      <text:list xml:id="list2700728063303614408" text:style-name="L1">
        <text:list-item>
          <text:p text:style-name="P3">Wstęp</text:p>
        </text:list-item>
        <text:list-item>
          <text:p text:style-name="P6">Cel i zakres pracy</text:p>
        </text:list-item>
        <text:list-item>
          <text:p text:style-name="P4">Urządzenie haptyczne Phantom Omni</text:p>
          <text:list>
            <text:list-item>
              <text:p text:style-name="P4">Opis urządzenia</text:p>
            </text:list-item>
            <text:list-item>
              <text:p text:style-name="P4">Wymagania sprzętowe</text:p>
            </text:list-item>
            <text:list-item>
              <text:p text:style-name="P4">Struktura oprogramowania OpenHaptics</text:p>
            </text:list-item>
            <text:list-item>
              <text:p text:style-name="P4">Przykłady wykorzystania</text:p>
            </text:list-item>
          </text:list>
        </text:list-item>
        <text:list-item>
          <text:p text:style-name="P4">Pakiet VRPN</text:p>
          <text:list>
            <text:list-item>
              <text:p text:style-name="P4">Opis pakietu</text:p>
            </text:list-item>
            <text:list-item>
              <text:p text:style-name="P6">Dostosowanie VRPN do wymagań niniejszej pracy</text:p>
            </text:list-item>
            <text:list-item>
              <text:p text:style-name="P4">Kompilacja i uruchomienie </text:p>
            </text:list-item>
            <text:list-item>
              <text:p text:style-name="P4">Przykłady zastosowania</text:p>
            </text:list-item>
          </text:list>
        </text:list-item>
        <text:list-item>
          <text:p text:style-name="P4">Oprogramowanie PyMOL</text:p>
          <text:list>
            <text:list-item>
              <text:p text:style-name="P4">Opis oprogramowania</text:p>
            </text:list-item>
            <text:list-item>
              <text:p text:style-name="P4">Sposób tworzenia wtyczek</text:p>
            </text:list-item>
          </text:list>
        </text:list-item>
        <text:list-item>
          <text:p text:style-name="P4">Elementarne <text:span text:style-name="T2">operacje</text:span> <text:span text:style-name="T2">matematyczne</text:span> <text:span text:style-name="T1">i ich implementacja</text:span></text:p>
          <text:list>
            <text:list-item>
              <text:p text:style-name="P4">Translacje</text:p>
            </text:list-item>
            <text:list-item>
              <text:p text:style-name="P4">Rotacje</text:p>
            </text:list-item>
            <text:list-item>
              <text:p text:style-name="P4">Skalowanie</text:p>
            </text:list-item>
            <text:list-item>
              <text:p text:style-name="P5">Środek ciężkości</text:p>
            </text:list-item>
            <text:list-item>
              <text:p text:style-name="P12">Pole siłowe</text:p>
            </text:list-item>
            <text:list-item>
              <text:p text:style-name="P4">Implementacja</text:p>
            </text:list-item>
          </text:list>
        </text:list-item>
        <text:list-item>
          <text:p text:style-name="P6">Opis oprogramowania </text:p>
          <text:list>
            <text:list-item>
              <text:p text:style-name="P10">Format danych wejściowych</text:p>
            </text:list-item>
            <text:list-item>
              <text:p text:style-name="P10"><text:span text:style-name="T3">I</text:span>nterfejs użytkownika</text:p>
            </text:list-item>
            <text:list-item>
              <text:p text:style-name="P11">Opis działania programu</text:p>
            </text:list-item>
          </text:list>
        </text:list-item>
        <text:list-item>
          <text:p text:style-name="P6">Opis uruchamiania infrastruktury</text:p>
        </text:list-item>
        <text:list-item>
          <text:p text:style-name="P7">Bibliografia</text:p>
        </text:list-item>
        <text:list-item>
          <text:p text:style-name="P7">Kod źródłowy</text:p>
        </text:list-item>
      </text:list>
      <text:p text:style-name="P8"/>
      <text:p text:style-name="P8"/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2:12:46.186340685</meta:creation-date>
    <meta:generator>LibreOffice/4.2.8.2$Linux_X86_64 LibreOffice_project/420m0$Build-2</meta:generator>
    <dc:date>2017-02-15T13:07:53.631117713</dc:date>
    <meta:editing-duration>PT52M3S</meta:editing-duration>
    <meta:editing-cycles>9</meta:editing-cycles>
    <meta:document-statistic meta:table-count="0" meta:image-count="0" meta:object-count="0" meta:page-count="2" meta:paragraph-count="30" meta:word-count="101" meta:character-count="663" meta:non-whitespace-character-count="619"/>
  </office:meta>
</office:document-meta>
</file>